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Nasdaq</text:p>
          </table:table-cell>
          <table:table-cell office:value-type="string" calcext:value-type="string">
            <text:p>Estrate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ual</text:p>
          </table:table-cell>
          <table:table-cell office:value-type="float" office:value="106.64" calcext:value-type="float">
            <text:p>106,64</text:p>
          </table:table-cell>
          <table:table-cell office:value-type="float" office:value="211.11" calcext:value-type="float">
            <text:p>211,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ter</text:p>
          </table:table-cell>
          <table:table-cell office:value-type="float" office:value="106.64" calcext:value-type="float">
            <text:p>106,64</text:p>
          </table:table-cell>
          <table:table-cell office:value-type="float" office:value="200.2" calcext:value-type="float">
            <text:p>200,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Ibovespa</text:p>
          </table:table-cell>
          <table:table-cell office:value-type="string" calcext:value-type="string">
            <text:p>Estrate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ual</text:p>
          </table:table-cell>
          <table:table-cell office:value-type="float" office:value="70.53" calcext:value-type="float">
            <text:p>70,53</text:p>
          </table:table-cell>
          <table:table-cell office:value-type="float" office:value="360.22" calcext:value-type="float">
            <text:p>360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ter</text:p>
          </table:table-cell>
          <table:table-cell office:value-type="float" office:value="70.53" calcext:value-type="float">
            <text:p>70,53</text:p>
          </table:table-cell>
          <table:table-cell office:value-type="float" office:value="231.07" calcext:value-type="float">
            <text:p>231,07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ancos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Banco-pond</text:p>
          </table:table-cell>
          <table:table-cell office:value-type="string" calcext:value-type="string">
            <text:p><text:span text:style-name="T1">Estrategia</text:span>-pond</text:p>
          </table:table-cell>
        </table:table-row>
        <table:table-row table:style-name="ro1">
          <table:table-cell office:value-type="string" calcext:value-type="string">
            <text:p>Annual</text:p>
          </table:table-cell>
          <table:table-cell office:value-type="float" office:value="428.56" calcext:value-type="float">
            <text:p>428,56</text:p>
          </table:table-cell>
          <table:table-cell office:value-type="float" office:value="377.05" calcext:value-type="float">
            <text:p>377,05</text:p>
          </table:table-cell>
          <table:table-cell office:value-type="float" office:value="159.87" calcext:value-type="float">
            <text:p>159,87</text:p>
          </table:table-cell>
          <table:table-cell office:value-type="float" office:value="362.48" calcext:value-type="float">
            <text:p>362,48</text:p>
          </table:table-cell>
        </table:table-row>
        <table:table-row table:style-name="ro1">
          <table:table-cell office:value-type="string" calcext:value-type="string">
            <text:p>Quarter</text:p>
          </table:table-cell>
          <table:table-cell office:value-type="float" office:value="508.33" calcext:value-type="float">
            <text:p>508,33</text:p>
          </table:table-cell>
          <table:table-cell office:value-type="float" office:value="329.49" calcext:value-type="float">
            <text:p>329,49</text:p>
          </table:table-cell>
          <table:table-cell office:value-type="float" office:value="195.75" calcext:value-type="float">
            <text:p>195,75</text:p>
          </table:table-cell>
          <table:table-cell office:value-type="float" office:value="311.27" calcext:value-type="float">
            <text:p>311,2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Eletricas</text:p>
          </table:table-cell>
          <table:table-cell office:value-type="string" calcext:value-type="string">
            <text:p>Estrategia</text:p>
          </table:table-cell>
          <table:table-cell office:value-type="string" calcext:value-type="string">
            <text:p>Eletricas-pond</text:p>
          </table:table-cell>
          <table:table-cell office:value-type="string" calcext:value-type="string">
            <text:p><text:span text:style-name="T1">Estrategia</text:span>-pond</text:p>
          </table:table-cell>
        </table:table-row>
        <table:table-row table:style-name="ro1">
          <table:table-cell office:value-type="string" calcext:value-type="string">
            <text:p>Annual</text:p>
          </table:table-cell>
          <table:table-cell office:value-type="float" office:value="397.12" calcext:value-type="float">
            <text:p>397,12</text:p>
          </table:table-cell>
          <table:table-cell office:value-type="float" office:value="281.95" calcext:value-type="float">
            <text:p>281,95</text:p>
          </table:table-cell>
          <table:table-cell office:value-type="float" office:value="545.11" calcext:value-type="float">
            <text:p>545,11</text:p>
          </table:table-cell>
          <table:table-cell office:value-type="float" office:value="279.12" calcext:value-type="float">
            <text:p>279,12</text:p>
          </table:table-cell>
        </table:table-row>
        <table:table-row table:style-name="ro1">
          <table:table-cell office:value-type="string" calcext:value-type="string">
            <text:p>Quarter</text:p>
          </table:table-cell>
          <table:table-cell office:value-type="float" office:value="390.43" calcext:value-type="float">
            <text:p>390,43</text:p>
          </table:table-cell>
          <table:table-cell office:value-type="float" office:value="126.76" calcext:value-type="float">
            <text:p>126,76</text:p>
          </table:table-cell>
          <table:table-cell office:value-type="float" office:value="698.24" calcext:value-type="float">
            <text:p>698,24</text:p>
          </table:table-cell>
          <table:table-cell office:value-type="float" office:value="126.04" calcext:value-type="float">
            <text:p>126,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13:19:50.61184116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12:27:22.699474638</meta:creation-date>
    <dc:date>2023-08-30T17:25:28.749399035</dc:date>
    <meta:editing-duration>PT3H21M47S</meta:editing-duration>
    <meta:editing-cycles>9</meta:editing-cycles>
    <meta:generator>LibreOffice/7.2.7.2$Linux_X86_64 LibreOffice_project/20$Build-2</meta:generator>
    <meta:document-statistic meta:table-count="1" meta:cell-count="44" meta:object-count="0"/>
  </office:meta>
</office:document-meta>
</file>